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// Java core packages</text:span></text:p>
      <text:p text:style-name="P1"><text:span text:style-name="T1">import java.awt.*;</text:span></text:p>
      <text:p text:style-name="P1"><text:span text:style-name="T1">import java.awt.event.KeyAdapter;</text:span></text:p>
      <text:p text:style-name="P1"><text:span text:style-name="T1">import java.awt.event.KeyEvent;</text:span></text:p>
      <text:p text:style-name="P1"><text:span text:style-name="T1"/></text:p>
      <text:p text:style-name="P1"><text:span text:style-name="T1">// Java extension packages</text:span></text:p>
      <text:p text:style-name="P1"><text:span text:style-name="T1">import javax.swing.*;</text:span></text:p>
      <text:p text:style-name="P1"><text:span text:style-name="T1"/></text:p>
      <text:p text:style-name="P1"><text:span text:style-name="T1">public class BankUI extends JPanel {</text:span></text:p>
      <text:p text:style-name="P1"><text:span text:style-name="T1"><text:tab/>private static final long serialVersionUID = 3417040053089159204L;</text:span></text:p>
      <text:p text:style-name="P1"><text:span text:style-name="T1"><text:tab/>// label text for GUI</text:span></text:p>
      <text:p text:style-name="P1"><text:span text:style-name="T1"><text:tab/>protected final static String names[] = { "Account number", "First name",</text:span></text:p>
      <text:p text:style-name="P1"><text:span text:style-name="T1"><text:tab/><text:tab/><text:tab/>"Last name", "Address", "SocSec", "Balance", "GPA", "Title", "Transaction Amount" };</text:span></text:p>
      <text:p text:style-name="P1"><text:span text:style-name="T1"/></text:p>
      <text:p text:style-name="P1"><text:span text:style-name="T1"><text:tab/>// GUI components; protected for future subclass access</text:span></text:p>
      <text:p text:style-name="P1"><text:span text:style-name="T1"><text:tab/>protected JLabel labels[];</text:span></text:p>
      <text:p text:style-name="P1"><text:span text:style-name="T1"><text:tab/>protected JTextField fields[];</text:span></text:p>
      <text:p text:style-name="P1"><text:span text:style-name="T1"><text:tab/>protected JButton doTask1, doTask2;</text:span></text:p>
      <text:p text:style-name="P1"><text:span text:style-name="T1"><text:tab/>protected JPanel innerPanelCenter, innerPanelSouth;</text:span></text:p>
      <text:p text:style-name="P1"><text:span text:style-name="T1"><text:tab/>// number of text fields in GUI</text:span></text:p>
      <text:p text:style-name="P1"><text:span text:style-name="T1"><text:tab/>protected int size;</text:span></text:p>
      <text:p text:style-name="P1"><text:span text:style-name="T1"><text:tab/></text:span></text:p>
      <text:p text:style-name="P1"><text:span text:style-name="T1"><text:tab/>// constants representing text fields in GUI</text:span></text:p>
      <text:p text:style-name="P1"><text:span text:style-name="T1"><text:tab/>public static final int ACCOUNT = 0, FIRSTNAME = 1, LASTNAME = 2, ADDRESS = 3, SOCSEC = 4,</text:span></text:p>
      <text:p text:style-name="P1"><text:span text:style-name="T1"><text:tab/><text:tab/><text:tab/>BALANCE = 5, GPA = 6,<text:s text:c="2"/>TITLE = 7, TRANSACTION = 8;</text:span></text:p>
      <text:p text:style-name="P1"><text:span text:style-name="T1"/></text:p>
      <text:p text:style-name="P1"><text:span text:style-name="T1"><text:tab/>// Set up GUI. Constructor argument of 4 creates four rows</text:span></text:p>
      <text:p text:style-name="P1"><text:span text:style-name="T1"><text:tab/>// of GUI components. Constructor argument of 5 (used in a</text:span></text:p>
      <text:p text:style-name="P1"><text:span text:style-name="T1"><text:tab/>// later program) creates five rows of GUI components.</text:span></text:p>
      <text:p text:style-name="P1"><text:span text:style-name="T1"><text:tab/>public BankUI(int mySize) {</text:span></text:p>
      <text:p text:style-name="P1"><text:span text:style-name="T1"><text:tab/><text:tab/>size = mySize;</text:span></text:p>
      <text:p text:style-name="P1"><text:span text:style-name="T1"><text:tab/><text:tab/>labels = new JLabel[size];</text:span></text:p>
      <text:p text:style-name="P1"><text:span text:style-name="T1"><text:tab/><text:tab/>fields = new JTextField[size];</text:span></text:p>
      <text:p text:style-name="P1"><text:span text:style-name="T1"/></text:p>
      <text:p text:style-name="P1"><text:span text:style-name="T1"><text:tab/><text:tab/>// create labels</text:span></text:p>
      <text:p text:style-name="P1"><text:span text:style-name="T1"><text:tab/><text:tab/>for (int count = 0; count &lt; labels.length; count++)</text:span></text:p>
      <text:p text:style-name="P1"><text:span text:style-name="T1"><text:tab/><text:tab/><text:tab/>labels[count] = new JLabel(names[count]);</text:span></text:p>
      <text:p text:style-name="P1"><text:span text:style-name="T1"/></text:p>
      <text:p text:style-name="P1"><text:span text:style-name="T1"><text:tab/><text:tab/></text:span></text:p>
      <text:p text:style-name="P1"><text:span text:style-name="T1"><text:tab/><text:tab/>// create text fields</text:span></text:p>
      <text:p text:style-name="P1"><text:span text:style-name="T1"><text:tab/><text:tab/>for (int count = 0; count &lt; fields.length; count++)</text:span></text:p>
      <text:p text:style-name="P1"><text:span text:style-name="T1"><text:tab/><text:tab/><text:tab/>fields[count] = new JTextField();</text:span></text:p>
      <text:p text:style-name="P1"><text:span text:style-name="T1"><text:tab/><text:tab/></text:span></text:p>
      <text:p text:style-name="P1"><text:span text:style-name="T1"><text:tab/><text:tab/>// set focus for text fields</text:span></text:p>
      <text:p text:style-name="P1"><text:span text:style-name="T1"><text:s text:c="16"/>// x++ or ++x does not make difference on x but will change the other variale.</text:span></text:p>
      <text:p text:style-name="P1"><text:span text:style-name="T1"><text:tab/><text:tab/>for(int x=0; x &lt; size; x++){</text:span></text:p>
      <text:p text:style-name="P1"><text:span text:style-name="T1"><text:tab/><text:tab/><text:tab/>final int fieldSize = x;</text:span></text:p>
      <text:p text:style-name="P1"><text:span text:style-name="T1"><text:tab/><text:tab/><text:tab/>fields[x].addKeyListener(new KeyAdapter(){</text:span></text:p>
      <text:p text:style-name="P1"><text:span text:style-name="T1"><text:tab/><text:tab/><text:tab/><text:tab/>public void keyPressed(KeyEvent e){</text:span></text:p>
      <text:p text:style-name="P1"><text:span text:style-name="T1"><text:tab/><text:tab/><text:tab/><text:tab/><text:tab/>if(e.getKeyCode() == KeyEvent.VK_ENTER)</text:span></text:p>
      <text:p text:style-name="P1"><text:span text:style-name="T1"><text:tab/><text:tab/><text:tab/><text:tab/><text:tab/><text:tab/>if(fieldSize == (size-1))</text:span></text:p>
      <text:p text:style-name="P1"><text:span text:style-name="T1"><text:tab/><text:tab/><text:tab/><text:tab/><text:tab/><text:tab/><text:tab/>doTask2.requestFocus();</text:span></text:p>
      <text:p text:style-name="P1"><text:span text:style-name="T1"><text:tab/><text:tab/><text:tab/><text:tab/><text:tab/><text:tab/>else fields[fieldSize+1].requestFocus();</text:span></text:p>
      <text:p text:style-name="P1"><text:span text:style-name="T1"><text:tab/><text:tab/><text:tab/><text:tab/>}</text:span></text:p>
      <text:p text:style-name="P1"><text:span text:style-name="T1"><text:tab/><text:tab/><text:tab/>});</text:span></text:p>
      <text:p text:style-name="P1"><text:span text:style-name="T1"><text:tab/><text:tab/>}</text:span></text:p>
      <text:p text:style-name="P1"><text:span text:style-name="T1"><text:tab/></text:span></text:p>
      <text:p text:style-name="P1"><text:span text:style-name="T1"><text:tab/><text:tab/>// create panel to lay out labels and fields</text:span></text:p>
      <text:p text:style-name="P1"><text:span text:style-name="T1"><text:tab/><text:tab/>innerPanelCenter = new JPanel();</text:span></text:p>
      <text:p text:style-name="P1"><text:span text:style-name="T1"><text:tab/><text:tab/>innerPanelCenter.setLayout(new GridLayout(size, 2));</text:span></text:p>
      <text:p text:style-name="P1"><text:span text:style-name="T1"/></text:p>
      <text:p text:style-name="P1"><text:span text:style-name="T1"><text:tab/><text:tab/>// attach labels and fields to innerPanelCenter</text:span></text:p>
      <text:p text:style-name="P1"><text:span text:style-name="T1"><text:tab/><text:tab/>for (int count = 0; count &lt; size; count++) {</text:span></text:p>
      <text:p text:style-name="P1"><text:span text:style-name="T1"><text:tab/><text:tab/><text:tab/>innerPanelCenter.add(labels[count]);</text:span></text:p>
      <text:p text:style-name="P1"><text:span text:style-name="T1"><text:tab/><text:tab/><text:tab/>innerPanelCenter.add(fields[count])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// create generic buttons; no labels or event handlers</text:span></text:p>
      <text:p text:style-name="P1"><text:span text:style-name="T1"><text:tab/><text:tab/>doTask1 = new JButton();</text:span></text:p>
      <text:p text:style-name="P1"><text:span text:style-name="T1"><text:tab/><text:tab/>doTask2 = new JButton();</text:span></text:p>
      <text:p text:style-name="P1"><text:span text:style-name="T1"/></text:p>
      <text:p text:style-name="P1"><text:span text:style-name="T1"><text:tab/><text:tab/>// create panel to lay out buttons and attach buttons</text:span></text:p>
      <text:p text:style-name="P1"><text:span text:style-name="T1"><text:tab/><text:tab/>innerPanelSouth = new JPanel();</text:span></text:p>
      <text:p text:style-name="P1"><text:span text:style-name="T1"><text:tab/><text:tab/>innerPanelSouth.add(doTask1);</text:span></text:p>
      <text:p text:style-name="P1"><text:span text:style-name="T1"><text:tab/><text:tab/>innerPanelSouth.add(doTask2);</text:span></text:p>
      <text:p text:style-name="P1"><text:span text:style-name="T1"/></text:p>
      <text:p text:style-name="P1"><text:span text:style-name="T1"><text:tab/><text:tab/>// set layout of this container and attach panels to it</text:span></text:p>
      <text:p text:style-name="P1"><text:span text:style-name="T1"><text:tab/><text:tab/>setLayout(new BorderLayout());</text:span></text:p>
      <text:p text:style-name="P1"><text:span text:style-name="T1"><text:tab/><text:tab/>add(innerPanelCenter, BorderLayout.CENTER);</text:span></text:p>
      <text:p text:style-name="P1"><text:span text:style-name="T1"><text:tab/><text:tab/>add(innerPanelSouth, BorderLayout.SOUTH);</text:span></text:p>
      <text:p text:style-name="P1"><text:span text:style-name="T1"/></text:p>
      <text:p text:style-name="P1"><text:span text:style-name="T1"><text:tab/><text:tab/>// validate layout</text:span></text:p>
      <text:p text:style-name="P1"><text:span text:style-name="T1"><text:tab/><text:tab/>validate(); // make share panels fit.</text:span></text:p>
      <text:p text:style-name="P1"><text:span text:style-name="T1"><text:tab/><text:tab/>// pack(); // make all panels in constant sizes</text:span></text:p>
      <text:p text:style-name="P1"><text:span text:style-name="T1"/></text:p>
      <text:p text:style-name="P1"><text:span text:style-name="T1"><text:tab/>} // end constructor</text:span></text:p>
      <text:p text:style-name="P1"><text:span text:style-name="T1"/></text:p>
      <text:p text:style-name="P1"><text:span text:style-name="T1"><text:tab/>// return reference to generic task button doTask1</text:span></text:p>
      <text:p text:style-name="P1"><text:span text:style-name="T1"><text:tab/>public JButton getDoTask1Button() {</text:span></text:p>
      <text:p text:style-name="P1"><text:span text:style-name="T1"><text:tab/><text:tab/>return doTask1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// return reference to generic task button doTask2</text:span></text:p>
      <text:p text:style-name="P1"><text:span text:style-name="T1"><text:tab/>public JButton getDoTask2Button() {</text:span></text:p>
      <text:p text:style-name="P1"><text:span text:style-name="T1"><text:tab/><text:tab/>return doTask2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// return reference to fields array of JTextFields</text:span></text:p>
      <text:p text:style-name="P1"><text:span text:style-name="T1"><text:tab/>public JTextField[] getFields() {</text:span></text:p>
      <text:p text:style-name="P1"><text:span text:style-name="T1"><text:tab/><text:tab/>return fields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// clear content of text fields</text:span></text:p>
      <text:p text:style-name="P1"><text:span text:style-name="T1"><text:tab/>public void clearFields() {</text:span></text:p>
      <text:p text:style-name="P1"><text:span text:style-name="T1"><text:tab/><text:tab/>for (int count = 0; count &lt; size; count++)</text:span></text:p>
      <text:p text:style-name="P1"><text:span text:style-name="T1"><text:tab/><text:tab/><text:tab/>fields[count].setText("")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// set text field values; throw IllegalArgumentException if</text:span></text:p>
      <text:p text:style-name="P1"><text:span text:style-name="T1"><text:tab/>// incorrect number of Strings in argument</text:span></text:p>
      <text:p text:style-name="P1"><text:span text:style-name="T1"><text:tab/>public void setFieldValues(String strings[])</text:span></text:p>
      <text:p text:style-name="P1"><text:span text:style-name="T1"><text:tab/><text:tab/><text:tab/>throws IllegalArgumentException {</text:span></text:p>
      <text:p text:style-name="P1"><text:span text:style-name="T1"><text:tab/><text:tab/>if (strings.length != size)</text:span></text:p>
      <text:p text:style-name="P1"><text:span text:style-name="T1"><text:tab/><text:tab/><text:tab/>throw new IllegalArgumentException("There must be " + size</text:span></text:p>
      <text:p text:style-name="P1"><text:span text:style-name="T1"><text:tab/><text:tab/><text:tab/><text:tab/><text:tab/>+ " Strings in the array");</text:span></text:p>
      <text:p text:style-name="P1"><text:span text:style-name="T1"/></text:p>
      <text:p text:style-name="P1"><text:span text:style-name="T1"><text:tab/><text:tab/>for (int count = 0; count &lt; size; count++)</text:span></text:p>
      <text:p text:style-name="P1"><text:span text:style-name="T1"><text:tab/><text:tab/><text:tab/>fields[count].setText(strings[count])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// get array of Strings with current text field contents</text:span></text:p>
      <text:p text:style-name="P1"><text:span text:style-name="T1"><text:tab/>public String[] getFieldValues() {</text:span></text:p>
      <text:p text:style-name="P1"><text:span text:style-name="T1"><text:tab/><text:tab/>String values[] = new String[size];</text:span></text:p>
      <text:p text:style-name="P1"><text:span text:style-name="T1"/></text:p>
      <text:p text:style-name="P1"><text:span text:style-name="T1"><text:tab/><text:tab/>for (int count = 0; count &lt; size; count++)</text:span></text:p>
      <text:p text:style-name="P1"><text:span text:style-name="T1"><text:tab/><text:tab/><text:tab/>values[count] = fields[count].getText();</text:span></text:p>
      <text:p text:style-name="P1"><text:span text:style-name="T1"/></text:p>
      <text:p text:style-name="P1"><text:span text:style-name="T1"><text:tab/><text:tab/>return values; //&amp;values[0]</text:span></text:p>
      <text:p text:style-name="P1"><text:span text:style-name="T1"><text:tab/>}</text:span></text:p>
      <text:p text:style-name="P1"><text:span text:style-name="T1"/></text:p>
      <text:p text:style-name="P1"><text:span text:style-name="T1">} // end class BankUI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